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1.5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1.5pt solid #000000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1.5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1.5pt solid #000000" fo:border-top="1.5pt solid #000000"/>
    </style:style>
    <style:style style:name="ce13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5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3" table:number-columns-repeated="2" table:default-cell-style-name="ce9"/>
        <table:table-column table:style-name="co3" table:default-cell-style-name="ce7"/>
        <table:table-column table:style-name="co3" table:default-cell-style-name="ce14"/>
        <table:table-row table:style-name="ro1">
          <table:table-cell table:style-name="ce1" office:value-type="string" calcext:value-type="string" table:number-columns-spanned="5" table:number-rows-spanned="1">
            <text:p>Planilha Relatório Exames</text:p>
          </table:table-cell>
          <table:covered-table-cell table:number-columns-repeated="4" table:style-name="ce5"/>
          <table:table-cell table:style-name="ce11"/>
          <table:table-cell table:style-name="ce5"/>
          <table:table-cell table:style-name="ce12"/>
        </table:table-row>
        <table:table-row table:style-name="ro1">
          <table:table-cell table:style-name="ce2" office:value-type="string" calcext:value-type="string">
            <text:p>Funcionário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Nº amostra</text:p>
          </table:table-cell>
          <table:table-cell table:style-name="ce6" office:value-type="string" calcext:value-type="string">
            <text:p>Nº Amostra Cega</text:p>
          </table:table-cell>
          <table:table-cell table:style-name="ce6" office:value-type="string" calcext:value-type="string">
            <text:p>Data Amostra</text:p>
          </table:table-cell>
          <table:table-cell table:style-name="ce6" office:value-type="string" calcext:value-type="string">
            <text:p>Data cadastro</text:p>
          </table:table-cell>
          <table:table-cell table:style-name="ce6" office:value-type="string" calcext:value-type="string">
            <text:p>Origem</text:p>
          </table:table-cell>
          <table:table-cell table:style-name="ce13" office:value-type="string" calcext:value-type="string">
            <text:p>tipo exame</text:p>
          </table:table-cell>
        </table:table-row>
        <table:table-row table:style-name="ro1">
          <table:table-cell office:value-type="string" calcext:value-type="string">
            <text:p>LUCIANA RUBINSTEN</text:p>
          </table:table-cell>
          <table:table-cell office:value-type="string" calcext:value-type="string">
            <text:p>COSME CARVALHO DA SILVA</text:p>
          </table:table-cell>
          <table:table-cell office:value-type="float" office:value="910916001" calcext:value-type="float">
            <text:p>910916001</text:p>
          </table:table-cell>
          <table:table-cell/>
          <table:table-cell table:number-columns-repeated="2" office:value-type="string" calcext:value-type="string">
            <text:p>1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RONALDO MUSSADER DE LIMA</text:p>
          </table:table-cell>
          <table:table-cell office:value-type="float" office:value="910916002" calcext:value-type="float">
            <text:p>910916002</text:p>
          </table:table-cell>
          <table:table-cell/>
          <table:table-cell table:number-columns-repeated="2" office:value-type="string" calcext:value-type="string">
            <text:p>1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ANA CRISTINA C. CARVALHO</text:p>
          </table:table-cell>
          <table:table-cell office:value-type="string" calcext:value-type="string">
            <text:p>LIELSON CABRAL PLOUVIER</text:p>
          </table:table-cell>
          <table:table-cell office:value-type="float" office:value="910916003" calcext:value-type="float">
            <text:p>910916003</text:p>
          </table:table-cell>
          <table:table-cell/>
          <table:table-cell table:number-columns-repeated="2" office:value-type="string" calcext:value-type="string">
            <text:p>1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ROSALVO JOSE DE OLIVEIRA</text:p>
          </table:table-cell>
          <table:table-cell office:value-type="float" office:value="910916004" calcext:value-type="float">
            <text:p>910916004</text:p>
          </table:table-cell>
          <table:table-cell/>
          <table:table-cell table:number-columns-repeated="2" office:value-type="string" calcext:value-type="string">
            <text:p>1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LAUDIA ADELINO ESPANHA</text:p>
          </table:table-cell>
          <table:table-cell office:value-type="string" calcext:value-type="string">
            <text:p>GILDASIO MELO DO NASCIMENTO</text:p>
          </table:table-cell>
          <table:table-cell office:value-type="float" office:value="910916005" calcext:value-type="float">
            <text:p>910916005</text:p>
          </table:table-cell>
          <table:table-cell/>
          <table:table-cell table:number-columns-repeated="2" office:value-type="string" calcext:value-type="string">
            <text:p>1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CIA PINTO B. DE OLIVEIRA</text:p>
          </table:table-cell>
          <table:table-cell office:value-type="string" calcext:value-type="string">
            <text:p>MAURO JESUS PEREIRA</text:p>
          </table:table-cell>
          <table:table-cell office:value-type="float" office:value="910916006" calcext:value-type="float">
            <text:p>910916006</text:p>
          </table:table-cell>
          <table:table-cell/>
          <table:table-cell table:number-columns-repeated="2" office:value-type="string" calcext:value-type="string">
            <text:p>1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ADYA WILMA KASTRUP</text:p>
          </table:table-cell>
          <table:table-cell office:value-type="float" office:value="910919001" calcext:value-type="float">
            <text:p>910919001</text:p>
          </table:table-cell>
          <table:table-cell/>
          <table:table-cell table:number-columns-repeated="2" office:value-type="string" calcext:value-type="string">
            <text:p>19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ANTONIO LOPES XIMANIS</text:p>
          </table:table-cell>
          <table:table-cell office:value-type="float" office:value="910919002" calcext:value-type="float">
            <text:p>910919002</text:p>
          </table:table-cell>
          <table:table-cell/>
          <table:table-cell table:number-columns-repeated="2" office:value-type="string" calcext:value-type="string">
            <text:p>19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IUSSIF SALEME FADEL</text:p>
          </table:table-cell>
          <table:table-cell office:value-type="float" office:value="910919003" calcext:value-type="float">
            <text:p>910919003</text:p>
          </table:table-cell>
          <table:table-cell/>
          <table:table-cell table:number-columns-repeated="2" office:value-type="string" calcext:value-type="string">
            <text:p>19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LUIS CARLOS CAMARGO PINHEIRO</text:p>
          </table:table-cell>
          <table:table-cell office:value-type="float" office:value="910919004" calcext:value-type="float">
            <text:p>910919004</text:p>
          </table:table-cell>
          <table:table-cell/>
          <table:table-cell table:number-columns-repeated="2" office:value-type="string" calcext:value-type="string">
            <text:p>19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SERGIO WANDERLEY MARQUES SARDINHA</text:p>
          </table:table-cell>
          <table:table-cell office:value-type="float" office:value="910923001" calcext:value-type="float">
            <text:p>910923001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ELSON FENIRA ARIOSA FILHO</text:p>
          </table:table-cell>
          <table:table-cell office:value-type="float" office:value="910923002" calcext:value-type="float">
            <text:p>910923002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RENATO OLIVEIRA DA SILVA</text:p>
          </table:table-cell>
          <table:table-cell office:value-type="float" office:value="910923004" calcext:value-type="float">
            <text:p>910923004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JOSE CLAUDIO AGUIAR</text:p>
          </table:table-cell>
          <table:table-cell office:value-type="float" office:value="910923005" calcext:value-type="float">
            <text:p>910923005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FRANCISCO FERNANDES</text:p>
          </table:table-cell>
          <table:table-cell office:value-type="float" office:value="910923006" calcext:value-type="float">
            <text:p>910923006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CIDEIA MARIA AMADO DE MACEDO</text:p>
          </table:table-cell>
          <table:table-cell office:value-type="float" office:value="910923007" calcext:value-type="float">
            <text:p>910923007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ANGELO ANTONIO DOS SANTOS</text:p>
          </table:table-cell>
          <table:table-cell office:value-type="float" office:value="910923008" calcext:value-type="float">
            <text:p>910923008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OUISE BASTOS SCHIKOUSKY</text:p>
          </table:table-cell>
          <table:table-cell office:value-type="string" calcext:value-type="string">
            <text:p>MARCIO ROBERTO NETTO</text:p>
          </table:table-cell>
          <table:table-cell office:value-type="float" office:value="910923009" calcext:value-type="float">
            <text:p>910923009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ADEMAR NOGUEIRA COUTINHO</text:p>
          </table:table-cell>
          <table:table-cell office:value-type="float" office:value="910923003" calcext:value-type="float">
            <text:p>910923003</text:p>
          </table:table-cell>
          <table:table-cell/>
          <table:table-cell table:number-columns-repeated="2" office:value-type="string" calcext:value-type="string">
            <text:p>23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ALINE CAMPI DE SOUZA</text:p>
          </table:table-cell>
          <table:table-cell office:value-type="float" office:value="910924001" calcext:value-type="float">
            <text:p>910924001</text:p>
          </table:table-cell>
          <table:table-cell/>
          <table:table-cell table:number-columns-repeated="2" office:value-type="string" calcext:value-type="string">
            <text:p>24/09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ALVACIR CAVALCANTE</text:p>
          </table:table-cell>
          <table:table-cell office:value-type="float" office:value="910925003" calcext:value-type="float">
            <text:p>910925003</text:p>
          </table:table-cell>
          <table:table-cell/>
          <table:table-cell table:number-columns-repeated="2" office:value-type="string" calcext:value-type="string">
            <text:p>25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FLAVIA CARNEIRO</text:p>
          </table:table-cell>
          <table:table-cell office:value-type="float" office:value="910925004" calcext:value-type="float">
            <text:p>910925004</text:p>
          </table:table-cell>
          <table:table-cell/>
          <table:table-cell table:number-columns-repeated="2" office:value-type="string" calcext:value-type="string">
            <text:p>25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ROBERTO AUGUSTO ALMEIDA</text:p>
          </table:table-cell>
          <table:table-cell office:value-type="float" office:value="910925005" calcext:value-type="float">
            <text:p>910925005</text:p>
          </table:table-cell>
          <table:table-cell/>
          <table:table-cell table:number-columns-repeated="2" office:value-type="string" calcext:value-type="string">
            <text:p>25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ARLOS ALIPIO FERREIRA</text:p>
          </table:table-cell>
          <table:table-cell office:value-type="float" office:value="910926001" calcext:value-type="float">
            <text:p>910926001</text:p>
          </table:table-cell>
          <table:table-cell/>
          <table:table-cell table:number-columns-repeated="2" office:value-type="string" calcext:value-type="string">
            <text:p>2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LAUDIA ADELINO ESPANHA</text:p>
          </table:table-cell>
          <table:table-cell office:value-type="string" calcext:value-type="string">
            <text:p>JOSE MOACYR DE OLIVEIRA MAIA</text:p>
          </table:table-cell>
          <table:table-cell office:value-type="float" office:value="910926002" calcext:value-type="float">
            <text:p>910926002</text:p>
          </table:table-cell>
          <table:table-cell/>
          <table:table-cell table:number-columns-repeated="2" office:value-type="string" calcext:value-type="string">
            <text:p>2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ARLA A. BRAS GOUVEA</text:p>
          </table:table-cell>
          <table:table-cell office:value-type="string" calcext:value-type="string">
            <text:p>INES DOS SANTOS DANTAS</text:p>
          </table:table-cell>
          <table:table-cell office:value-type="float" office:value="910926003" calcext:value-type="float">
            <text:p>910926003</text:p>
          </table:table-cell>
          <table:table-cell/>
          <table:table-cell table:number-columns-repeated="2" office:value-type="string" calcext:value-type="string">
            <text:p>2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 JAIRO VIANA</text:p>
          </table:table-cell>
          <table:table-cell office:value-type="float" office:value="910926004" calcext:value-type="float">
            <text:p>910926004</text:p>
          </table:table-cell>
          <table:table-cell/>
          <table:table-cell table:number-columns-repeated="2" office:value-type="string" calcext:value-type="string">
            <text:p>2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MANOEL GOMES ASSIS</text:p>
          </table:table-cell>
          <table:table-cell office:value-type="float" office:value="910926005" calcext:value-type="float">
            <text:p>910926005</text:p>
          </table:table-cell>
          <table:table-cell/>
          <table:table-cell table:number-columns-repeated="2" office:value-type="string" calcext:value-type="string">
            <text:p>26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EL FONSECA DOS SANTOS</text:p>
          </table:table-cell>
          <table:table-cell office:value-type="float" office:value="910930001" calcext:value-type="float">
            <text:p>910930001</text:p>
          </table:table-cell>
          <table:table-cell/>
          <table:table-cell table:number-columns-repeated="2" office:value-type="string" calcext:value-type="string">
            <text:p>30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CARLOS ALBERTO RODRIGUES OLIVEIRA</text:p>
          </table:table-cell>
          <table:table-cell office:value-type="float" office:value="910930002" calcext:value-type="float">
            <text:p>910930002</text:p>
          </table:table-cell>
          <table:table-cell/>
          <table:table-cell table:number-columns-repeated="2" office:value-type="string" calcext:value-type="string">
            <text:p>30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REGINALDO GINUN DA SILVA</text:p>
          </table:table-cell>
          <table:table-cell office:value-type="float" office:value="910930003" calcext:value-type="float">
            <text:p>910930003</text:p>
          </table:table-cell>
          <table:table-cell/>
          <table:table-cell table:number-columns-repeated="2" office:value-type="string" calcext:value-type="string">
            <text:p>30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CARLOS DOS SANTOS MAIA</text:p>
          </table:table-cell>
          <table:table-cell office:value-type="float" office:value="910930004" calcext:value-type="float">
            <text:p>910930004</text:p>
          </table:table-cell>
          <table:table-cell/>
          <table:table-cell table:number-columns-repeated="2" office:value-type="string" calcext:value-type="string">
            <text:p>30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LUIS ANTONIO DOS SANTOS</text:p>
          </table:table-cell>
          <table:table-cell office:value-type="float" office:value="910930005" calcext:value-type="float">
            <text:p>910930005</text:p>
          </table:table-cell>
          <table:table-cell/>
          <table:table-cell table:number-columns-repeated="2" office:value-type="string" calcext:value-type="string">
            <text:p>30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LUZIA FERNANDES DE AZEVEDO</text:p>
          </table:table-cell>
          <table:table-cell office:value-type="float" office:value="910930006" calcext:value-type="float">
            <text:p>910930006</text:p>
          </table:table-cell>
          <table:table-cell/>
          <table:table-cell table:number-columns-repeated="2" office:value-type="string" calcext:value-type="string">
            <text:p>30/09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WALDIR ALVES CANELLA</text:p>
          </table:table-cell>
          <table:table-cell office:value-type="float" office:value="911003001" calcext:value-type="float">
            <text:p>911003001</text:p>
          </table:table-cell>
          <table:table-cell/>
          <table:table-cell table:number-columns-repeated="2" office:value-type="string" calcext:value-type="string">
            <text:p>03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OBERTO ZAJDENVERG</text:p>
          </table:table-cell>
          <table:table-cell office:value-type="string" calcext:value-type="string">
            <text:p>GIRLANE DAVID FERRAZ</text:p>
          </table:table-cell>
          <table:table-cell office:value-type="float" office:value="911003002" calcext:value-type="float">
            <text:p>911003002</text:p>
          </table:table-cell>
          <table:table-cell/>
          <table:table-cell table:number-columns-repeated="2" office:value-type="string" calcext:value-type="string">
            <text:p>03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VITOR RICHARD MARTIM LLOYD</text:p>
          </table:table-cell>
          <table:table-cell office:value-type="float" office:value="911003003" calcext:value-type="float">
            <text:p>911003003</text:p>
          </table:table-cell>
          <table:table-cell/>
          <table:table-cell table:number-columns-repeated="2" office:value-type="string" calcext:value-type="string">
            <text:p>03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MANOEL DIAS FERNANDES</text:p>
          </table:table-cell>
          <table:table-cell office:value-type="float" office:value="911003004" calcext:value-type="float">
            <text:p>911003004</text:p>
          </table:table-cell>
          <table:table-cell/>
          <table:table-cell table:number-columns-repeated="2" office:value-type="string" calcext:value-type="string">
            <text:p>03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IARA APARECIDA FRUTUOSO</text:p>
          </table:table-cell>
          <table:table-cell office:value-type="float" office:value="911007001" calcext:value-type="float">
            <text:p>911007001</text:p>
          </table:table-cell>
          <table:table-cell/>
          <table:table-cell table:number-columns-repeated="2" office:value-type="string" calcext:value-type="string">
            <text:p>0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NEY TRINDADE DE SOUZA</text:p>
          </table:table-cell>
          <table:table-cell office:value-type="float" office:value="911007002" calcext:value-type="float">
            <text:p>911007002</text:p>
          </table:table-cell>
          <table:table-cell/>
          <table:table-cell table:number-columns-repeated="2" office:value-type="string" calcext:value-type="string">
            <text:p>0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ESTELINA MOURA DE OLIVEIRA</text:p>
          </table:table-cell>
          <table:table-cell office:value-type="float" office:value="911007003" calcext:value-type="float">
            <text:p>911007003</text:p>
          </table:table-cell>
          <table:table-cell/>
          <table:table-cell table:number-columns-repeated="2" office:value-type="string" calcext:value-type="string">
            <text:p>0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VIRGILIO SILVA DE LIMA DIAS</text:p>
          </table:table-cell>
          <table:table-cell office:value-type="float" office:value="911007004" calcext:value-type="float">
            <text:p>911007004</text:p>
          </table:table-cell>
          <table:table-cell/>
          <table:table-cell table:number-columns-repeated="2" office:value-type="string" calcext:value-type="string">
            <text:p>0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FRANCISCO FERREIRA DE ARAUJO</text:p>
          </table:table-cell>
          <table:table-cell office:value-type="float" office:value="911007005" calcext:value-type="float">
            <text:p>911007005</text:p>
          </table:table-cell>
          <table:table-cell/>
          <table:table-cell table:number-columns-repeated="2" office:value-type="string" calcext:value-type="string">
            <text:p>0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MARCO ANTONIO GOMES BATISTA</text:p>
          </table:table-cell>
          <table:table-cell office:value-type="float" office:value="911010001" calcext:value-type="float">
            <text:p>911010001</text:p>
          </table:table-cell>
          <table:table-cell/>
          <table:table-cell table:number-columns-repeated="2" office:value-type="string" calcext:value-type="string">
            <text:p>10/10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ELSO OLIVEIRA SOUZA</text:p>
          </table:table-cell>
          <table:table-cell office:value-type="float" office:value="911010002" calcext:value-type="float">
            <text:p>911010002</text:p>
          </table:table-cell>
          <table:table-cell/>
          <table:table-cell table:number-columns-repeated="2" office:value-type="string" calcext:value-type="string">
            <text:p>10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RICARDO DE OLIVEIRA SANTANA</text:p>
          </table:table-cell>
          <table:table-cell office:value-type="float" office:value="911010003" calcext:value-type="float">
            <text:p>911010003</text:p>
          </table:table-cell>
          <table:table-cell/>
          <table:table-cell table:number-columns-repeated="2" office:value-type="string" calcext:value-type="string">
            <text:p>10/10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CIA HALPERN</text:p>
          </table:table-cell>
          <table:table-cell office:value-type="string" calcext:value-type="string">
            <text:p>AUGUSTA DE ALMEIDA COSTA</text:p>
          </table:table-cell>
          <table:table-cell office:value-type="float" office:value="911014001" calcext:value-type="float">
            <text:p>911014001</text:p>
          </table:table-cell>
          <table:table-cell/>
          <table:table-cell table:number-columns-repeated="2" office:value-type="string" calcext:value-type="string">
            <text:p>14/10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FRANCISCA SONIA RIBEIRO PINTO</text:p>
          </table:table-cell>
          <table:table-cell office:value-type="float" office:value="911014002" calcext:value-type="float">
            <text:p>911014002</text:p>
          </table:table-cell>
          <table:table-cell/>
          <table:table-cell table:number-columns-repeated="2" office:value-type="string" calcext:value-type="string">
            <text:p>1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 ANTONIO SILVA SEGUNDO</text:p>
          </table:table-cell>
          <table:table-cell office:value-type="float" office:value="911014003" calcext:value-type="float">
            <text:p>911014003</text:p>
          </table:table-cell>
          <table:table-cell/>
          <table:table-cell table:number-columns-repeated="2" office:value-type="string" calcext:value-type="string">
            <text:p>1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VALDIR RICARDO DOS SANTOS</text:p>
          </table:table-cell>
          <table:table-cell office:value-type="float" office:value="911014004" calcext:value-type="float">
            <text:p>911014004</text:p>
          </table:table-cell>
          <table:table-cell/>
          <table:table-cell table:number-columns-repeated="2" office:value-type="string" calcext:value-type="string">
            <text:p>1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ELAINE DA SILVA</text:p>
          </table:table-cell>
          <table:table-cell office:value-type="float" office:value="911014005" calcext:value-type="float">
            <text:p>911014005</text:p>
          </table:table-cell>
          <table:table-cell/>
          <table:table-cell table:number-columns-repeated="2" office:value-type="string" calcext:value-type="string">
            <text:p>14/10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VERA LUCIA CORREIA GUIMARAES</text:p>
          </table:table-cell>
          <table:table-cell office:value-type="float" office:value="911014006" calcext:value-type="float">
            <text:p>911014006</text:p>
          </table:table-cell>
          <table:table-cell/>
          <table:table-cell table:number-columns-repeated="2" office:value-type="string" calcext:value-type="string">
            <text:p>1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SERGIO MURILO F. RANGEL</text:p>
          </table:table-cell>
          <table:table-cell office:value-type="float" office:value="911014007" calcext:value-type="float">
            <text:p>911014007</text:p>
          </table:table-cell>
          <table:table-cell/>
          <table:table-cell table:number-columns-repeated="2" office:value-type="string" calcext:value-type="string">
            <text:p>1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DINALVA CORREA HALM</text:p>
          </table:table-cell>
          <table:table-cell office:value-type="float" office:value="911017002" calcext:value-type="float">
            <text:p>911017002</text:p>
          </table:table-cell>
          <table:table-cell/>
          <table:table-cell table:number-columns-repeated="2" office:value-type="string" calcext:value-type="string">
            <text:p>1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OSVALDO FIGUEIRA DE SOUZA JUNIOR</text:p>
          </table:table-cell>
          <table:table-cell office:value-type="float" office:value="911017001" calcext:value-type="float">
            <text:p>911017001</text:p>
          </table:table-cell>
          <table:table-cell/>
          <table:table-cell table:number-columns-repeated="2" office:value-type="string" calcext:value-type="string">
            <text:p>1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CIA HALPERN</text:p>
          </table:table-cell>
          <table:table-cell office:value-type="string" calcext:value-type="string">
            <text:p>SOFIA DE OLIVEIRA ZUBA</text:p>
          </table:table-cell>
          <table:table-cell office:value-type="float" office:value="911017003" calcext:value-type="float">
            <text:p>911017003</text:p>
          </table:table-cell>
          <table:table-cell/>
          <table:table-cell table:number-columns-repeated="2" office:value-type="string" calcext:value-type="string">
            <text:p>1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ROSINETE MARIA DE ALMEIDA</text:p>
          </table:table-cell>
          <table:table-cell office:value-type="float" office:value="911017004" calcext:value-type="float">
            <text:p>911017004</text:p>
          </table:table-cell>
          <table:table-cell/>
          <table:table-cell table:number-columns-repeated="2" office:value-type="string" calcext:value-type="string">
            <text:p>1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MARIA LUCIA RODRIGUES</text:p>
          </table:table-cell>
          <table:table-cell office:value-type="float" office:value="911017005" calcext:value-type="float">
            <text:p>911017005</text:p>
          </table:table-cell>
          <table:table-cell/>
          <table:table-cell table:number-columns-repeated="2" office:value-type="string" calcext:value-type="string">
            <text:p>1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RENATO ARAUJO OLIVEIRA</text:p>
          </table:table-cell>
          <table:table-cell office:value-type="float" office:value="911017006" calcext:value-type="float">
            <text:p>911017006</text:p>
          </table:table-cell>
          <table:table-cell/>
          <table:table-cell table:number-columns-repeated="2" office:value-type="string" calcext:value-type="string">
            <text:p>17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JOAO ROBERTO DA SILVA</text:p>
          </table:table-cell>
          <table:table-cell office:value-type="float" office:value="911021001" calcext:value-type="float">
            <text:p>911021001</text:p>
          </table:table-cell>
          <table:table-cell/>
          <table:table-cell table:number-columns-repeated="2" office:value-type="string" calcext:value-type="string">
            <text:p>2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LUZ DIVINA NUNES MALAFAIA DE SOUZA</text:p>
          </table:table-cell>
          <table:table-cell office:value-type="float" office:value="911021002" calcext:value-type="float">
            <text:p>911021002</text:p>
          </table:table-cell>
          <table:table-cell/>
          <table:table-cell table:number-columns-repeated="2" office:value-type="string" calcext:value-type="string">
            <text:p>2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ITAMAR BARBOSA DO CARMO</text:p>
          </table:table-cell>
          <table:table-cell office:value-type="float" office:value="911021003" calcext:value-type="float">
            <text:p>911021003</text:p>
          </table:table-cell>
          <table:table-cell/>
          <table:table-cell table:number-columns-repeated="2" office:value-type="string" calcext:value-type="string">
            <text:p>2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MARIA ANGELA MACEDO DE PAIVA</text:p>
          </table:table-cell>
          <table:table-cell office:value-type="float" office:value="911021004" calcext:value-type="float">
            <text:p>911021004</text:p>
          </table:table-cell>
          <table:table-cell/>
          <table:table-cell table:number-columns-repeated="2" office:value-type="string" calcext:value-type="string">
            <text:p>2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SERGIO GOMES</text:p>
          </table:table-cell>
          <table:table-cell office:value-type="float" office:value="911021005" calcext:value-type="float">
            <text:p>911021005</text:p>
          </table:table-cell>
          <table:table-cell/>
          <table:table-cell table:number-columns-repeated="2" office:value-type="string" calcext:value-type="string">
            <text:p>2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LUIZ ANTONIO NOGUEIRA V. PORTO</text:p>
          </table:table-cell>
          <table:table-cell office:value-type="float" office:value="911024001" calcext:value-type="float">
            <text:p>911024001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ZILDA C. GONCALVEZ</text:p>
          </table:table-cell>
          <table:table-cell office:value-type="float" office:value="911024002" calcext:value-type="float">
            <text:p>911024002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DALVA DELVAIR DELPINO</text:p>
          </table:table-cell>
          <table:table-cell office:value-type="float" office:value="911024003" calcext:value-type="float">
            <text:p>911024003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 ROBERTO C. IGLESIAS</text:p>
          </table:table-cell>
          <table:table-cell office:value-type="float" office:value="911024004" calcext:value-type="float">
            <text:p>911024004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SINEZIO BORGES CONCEICAO</text:p>
          </table:table-cell>
          <table:table-cell office:value-type="float" office:value="911024005" calcext:value-type="float">
            <text:p>911024005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MAZI LEAL</text:p>
          </table:table-cell>
          <table:table-cell office:value-type="float" office:value="911024006" calcext:value-type="float">
            <text:p>911024006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ELSO PINTO LOPES</text:p>
          </table:table-cell>
          <table:table-cell office:value-type="float" office:value="911024010" calcext:value-type="float">
            <text:p>911024010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MAURICE STEFANO</text:p>
          </table:table-cell>
          <table:table-cell office:value-type="float" office:value="911024007" calcext:value-type="float">
            <text:p>911024007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DANIELE GERNARDEL BENTO</text:p>
          </table:table-cell>
          <table:table-cell office:value-type="float" office:value="911024009" calcext:value-type="float">
            <text:p>911024009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OSCAR GOMES DOS S. NETO</text:p>
          </table:table-cell>
          <table:table-cell office:value-type="float" office:value="911024011" calcext:value-type="float">
            <text:p>911024011</text:p>
          </table:table-cell>
          <table:table-cell/>
          <table:table-cell table:number-columns-repeated="2" office:value-type="string" calcext:value-type="string">
            <text:p>24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ANTONIO DE ANDRADE</text:p>
          </table:table-cell>
          <table:table-cell office:value-type="float" office:value="911031001" calcext:value-type="float">
            <text:p>911031001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EUVALDO COSTA</text:p>
          </table:table-cell>
          <table:table-cell office:value-type="float" office:value="911031002" calcext:value-type="float">
            <text:p>911031002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RAIMUNDO GOMES</text:p>
          </table:table-cell>
          <table:table-cell office:value-type="float" office:value="911031003" calcext:value-type="float">
            <text:p>911031003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 SILVA</text:p>
          </table:table-cell>
          <table:table-cell office:value-type="float" office:value="911031004" calcext:value-type="float">
            <text:p>911031004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CIA HALPERN</text:p>
          </table:table-cell>
          <table:table-cell office:value-type="string" calcext:value-type="string">
            <text:p>MANOEL GOMES ASSIS</text:p>
          </table:table-cell>
          <table:table-cell office:value-type="float" office:value="911031005" calcext:value-type="float">
            <text:p>911031005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LAURITA DA SILVA CHAVES</text:p>
          </table:table-cell>
          <table:table-cell office:value-type="float" office:value="911031006" calcext:value-type="float">
            <text:p>911031006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FLAVIA JULIANA FERREIRA</text:p>
          </table:table-cell>
          <table:table-cell office:value-type="float" office:value="911031007" calcext:value-type="float">
            <text:p>911031007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KENIA HERMOGENES FIGUEIREDO</text:p>
          </table:table-cell>
          <table:table-cell office:value-type="float" office:value="911031008" calcext:value-type="float">
            <text:p>911031008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ALEXSANDRO MARTINS DE OLIVEIRA</text:p>
          </table:table-cell>
          <table:table-cell office:value-type="float" office:value="911031009" calcext:value-type="float">
            <text:p>911031009</text:p>
          </table:table-cell>
          <table:table-cell/>
          <table:table-cell table:number-columns-repeated="2" office:value-type="string" calcext:value-type="string">
            <text:p>31/10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SERGIO SANTOS</text:p>
          </table:table-cell>
          <table:table-cell office:value-type="float" office:value="911104001" calcext:value-type="float">
            <text:p>911104001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 FERREIRA LIMA</text:p>
          </table:table-cell>
          <table:table-cell office:value-type="float" office:value="911104002" calcext:value-type="float">
            <text:p>911104002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ILENE RIBEIRO DE MELO</text:p>
          </table:table-cell>
          <table:table-cell office:value-type="float" office:value="911104003" calcext:value-type="float">
            <text:p>911104003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ELSON CESAR DE MELO</text:p>
          </table:table-cell>
          <table:table-cell office:value-type="float" office:value="911104004" calcext:value-type="float">
            <text:p>911104004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SILVIO DA SILVA BARRETO</text:p>
          </table:table-cell>
          <table:table-cell office:value-type="float" office:value="911104005" calcext:value-type="float">
            <text:p>911104005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EDUARDO REIS</text:p>
          </table:table-cell>
          <table:table-cell office:value-type="float" office:value="911104006" calcext:value-type="float">
            <text:p>911104006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CARLOS ALBERTO MARFRIES</text:p>
          </table:table-cell>
          <table:table-cell office:value-type="float" office:value="911104007" calcext:value-type="float">
            <text:p>911104007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ELISABETE RIBEIRO QUEIROZ</text:p>
          </table:table-cell>
          <table:table-cell office:value-type="float" office:value="911104008" calcext:value-type="float">
            <text:p>911104008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OSCAR GOMES DOS S. NETO</text:p>
          </table:table-cell>
          <table:table-cell office:value-type="float" office:value="911104009" calcext:value-type="float">
            <text:p>911104009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EDSON VALE</text:p>
          </table:table-cell>
          <table:table-cell office:value-type="float" office:value="911104010" calcext:value-type="float">
            <text:p>911104010</text:p>
          </table:table-cell>
          <table:table-cell/>
          <table:table-cell table:number-columns-repeated="2" office:value-type="string" calcext:value-type="string">
            <text:p>0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JOSE CARLOS SINTORELLO</text:p>
          </table:table-cell>
          <table:table-cell office:value-type="float" office:value="911107001" calcext:value-type="float">
            <text:p>911107001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CIA HALPERN</text:p>
          </table:table-cell>
          <table:table-cell office:value-type="string" calcext:value-type="string">
            <text:p>ANTONIO CARNEIRO LUCENA FILHO</text:p>
          </table:table-cell>
          <table:table-cell office:value-type="float" office:value="911107002" calcext:value-type="float">
            <text:p>911107002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CARLOS ANILTON MOREIRA DE PAIVA</text:p>
          </table:table-cell>
          <table:table-cell office:value-type="float" office:value="911107003" calcext:value-type="float">
            <text:p>911107003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SERGIO ELOI CHAVES</text:p>
          </table:table-cell>
          <table:table-cell office:value-type="float" office:value="911107004" calcext:value-type="float">
            <text:p>911107004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MARIA LUIZA DUTRA PAES DA SILVA</text:p>
          </table:table-cell>
          <table:table-cell office:value-type="float" office:value="911107005" calcext:value-type="float">
            <text:p>911107005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VALDIR FERREIRA DA CONCEICAO</text:p>
          </table:table-cell>
          <table:table-cell office:value-type="float" office:value="911107006" calcext:value-type="float">
            <text:p>911107006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JAIR FERREIRA</text:p>
          </table:table-cell>
          <table:table-cell office:value-type="float" office:value="911107007" calcext:value-type="float">
            <text:p>911107007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MARIA LUCIA RODRIGUES</text:p>
          </table:table-cell>
          <table:table-cell office:value-type="float" office:value="911107008" calcext:value-type="float">
            <text:p>911107008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KATIA MARIA DOS SANTOS SILVA</text:p>
          </table:table-cell>
          <table:table-cell office:value-type="float" office:value="911107009" calcext:value-type="float">
            <text:p>911107009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ZAQUEU G. MELLO</text:p>
          </table:table-cell>
          <table:table-cell office:value-type="float" office:value="911107010" calcext:value-type="float">
            <text:p>911107010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IVAN B. SANTOS</text:p>
          </table:table-cell>
          <table:table-cell office:value-type="float" office:value="911107011" calcext:value-type="float">
            <text:p>911107011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LUIZ HENRIQUE MARCELO DA SILVA</text:p>
          </table:table-cell>
          <table:table-cell office:value-type="float" office:value="911107012" calcext:value-type="float">
            <text:p>911107012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JOSE MARIA AGEU DE LIMA</text:p>
          </table:table-cell>
          <table:table-cell office:value-type="float" office:value="911107013" calcext:value-type="float">
            <text:p>911107013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ROMARIO FELICICIO</text:p>
          </table:table-cell>
          <table:table-cell office:value-type="float" office:value="911107014" calcext:value-type="float">
            <text:p>911107014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ELIANE MARIA RODRIGUES OLIVEIRA</text:p>
          </table:table-cell>
          <table:table-cell office:value-type="float" office:value="911107015" calcext:value-type="float">
            <text:p>911107015</text:p>
          </table:table-cell>
          <table:table-cell/>
          <table:table-cell table:number-columns-repeated="2" office:value-type="string" calcext:value-type="string">
            <text:p>07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JAIR QUINTANILHAS</text:p>
          </table:table-cell>
          <table:table-cell office:value-type="float" office:value="911111002" calcext:value-type="float">
            <text:p>911111002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IA CHRISTINA F. CAPELLEIRO</text:p>
          </table:table-cell>
          <table:table-cell office:value-type="string" calcext:value-type="string">
            <text:p>JERONIMO BATISTA DOS SANTOS</text:p>
          </table:table-cell>
          <table:table-cell office:value-type="float" office:value="911111001" calcext:value-type="float">
            <text:p>911111001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MARIA DO ROSARIO DOS REIS CARVALHO</text:p>
          </table:table-cell>
          <table:table-cell office:value-type="float" office:value="911111003" calcext:value-type="float">
            <text:p>911111003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SELMA R. SILVA</text:p>
          </table:table-cell>
          <table:table-cell office:value-type="float" office:value="911111004" calcext:value-type="float">
            <text:p>911111004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ARLOS MENDONCA DA SILVA</text:p>
          </table:table-cell>
          <table:table-cell office:value-type="float" office:value="911111005" calcext:value-type="float">
            <text:p>911111005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LUIS CLAUDIO C. DE ALMEIDA</text:p>
          </table:table-cell>
          <table:table-cell office:value-type="float" office:value="911111006" calcext:value-type="float">
            <text:p>911111006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 JULIO CAVALCANTE ASSIS NUNES</text:p>
          </table:table-cell>
          <table:table-cell office:value-type="float" office:value="911111007" calcext:value-type="float">
            <text:p>911111007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MARTA SILVA MAZZA BATISTA</text:p>
          </table:table-cell>
          <table:table-cell office:value-type="float" office:value="911111008" calcext:value-type="float">
            <text:p>911111008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SINEZIO BORGES CONCEICAO</text:p>
          </table:table-cell>
          <table:table-cell office:value-type="float" office:value="911111009" calcext:value-type="float">
            <text:p>911111009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MANOEL MESSIAS DE LIMA</text:p>
          </table:table-cell>
          <table:table-cell office:value-type="float" office:value="911111010" calcext:value-type="float">
            <text:p>911111010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WALTER INES LOPES</text:p>
          </table:table-cell>
          <table:table-cell office:value-type="float" office:value="911111011" calcext:value-type="float">
            <text:p>911111011</text:p>
          </table:table-cell>
          <table:table-cell/>
          <table:table-cell table:number-columns-repeated="2" office:value-type="string" calcext:value-type="string">
            <text:p>1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SEBASTIAO PEREIRA DE ORNELLAS</text:p>
          </table:table-cell>
          <table:table-cell office:value-type="float" office:value="911114001" calcext:value-type="float">
            <text:p>911114001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IA CANDIDA RANGEL JANNI</text:p>
          </table:table-cell>
          <table:table-cell office:value-type="string" calcext:value-type="string">
            <text:p>ROBSON EDUARDO MASSARI</text:p>
          </table:table-cell>
          <table:table-cell office:value-type="float" office:value="911114003" calcext:value-type="float">
            <text:p>911114003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ANTONIO CARLOS ALVES DE OLIVEIRA</text:p>
          </table:table-cell>
          <table:table-cell office:value-type="float" office:value="911114004" calcext:value-type="float">
            <text:p>911114004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JOSE JORGE BARBOSA</text:p>
          </table:table-cell>
          <table:table-cell office:value-type="float" office:value="911114005" calcext:value-type="float">
            <text:p>911114005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AMES JORGE DE MORAES</text:p>
          </table:table-cell>
          <table:table-cell office:value-type="float" office:value="911114006" calcext:value-type="float">
            <text:p>911114006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FRANCISCA SONIA RIBEIRO PINTO</text:p>
          </table:table-cell>
          <table:table-cell office:value-type="float" office:value="911114007" calcext:value-type="float">
            <text:p>911114007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ISRAEL GOMES LEMOS</text:p>
          </table:table-cell>
          <table:table-cell office:value-type="float" office:value="911114010" calcext:value-type="float">
            <text:p>911114010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ANIA RODRIGUES LESZCYNSKI</text:p>
          </table:table-cell>
          <table:table-cell office:value-type="string" calcext:value-type="string">
            <text:p>CARLOS ALBERTO A. SOUZA</text:p>
          </table:table-cell>
          <table:table-cell office:value-type="float" office:value="911114012" calcext:value-type="float">
            <text:p>911114012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MARCO ANTONIO DE MOURA</text:p>
          </table:table-cell>
          <table:table-cell office:value-type="float" office:value="911114002" calcext:value-type="float">
            <text:p>911114002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GABRIELA SANTOS SILVA</text:p>
          </table:table-cell>
          <table:table-cell office:value-type="float" office:value="911114008" calcext:value-type="float">
            <text:p>911114008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DANIEL ALMEIDA G. CONDE</text:p>
          </table:table-cell>
          <table:table-cell office:value-type="float" office:value="911114009" calcext:value-type="float">
            <text:p>911114009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EDUINO MARTINS TAMARINDO</text:p>
          </table:table-cell>
          <table:table-cell office:value-type="float" office:value="911114011" calcext:value-type="float">
            <text:p>911114011</text:p>
          </table:table-cell>
          <table:table-cell/>
          <table:table-cell table:number-columns-repeated="2" office:value-type="string" calcext:value-type="string">
            <text:p>14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JOCILENE NAZARE OLIVEIRA</text:p>
          </table:table-cell>
          <table:table-cell office:value-type="string" calcext:value-type="string">
            <text:p>MARIA CARMELITA DE JESUS</text:p>
          </table:table-cell>
          <table:table-cell office:value-type="float" office:value="911118001" calcext:value-type="float">
            <text:p>911118001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IA CANDIDA RANGEL JANNI</text:p>
          </table:table-cell>
          <table:table-cell office:value-type="string" calcext:value-type="string">
            <text:p>JULIO CESAR INGLESE</text:p>
          </table:table-cell>
          <table:table-cell office:value-type="float" office:value="911118003" calcext:value-type="float">
            <text:p>911118003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ONICA MERCON TEZOLIN BARROS ALMEIDA</text:p>
          </table:table-cell>
          <table:table-cell office:value-type="string" calcext:value-type="string">
            <text:p>CARLOS AUGUSTO DE LIMA</text:p>
          </table:table-cell>
          <table:table-cell office:value-type="float" office:value="911118004" calcext:value-type="float">
            <text:p>911118004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CIANA RUBINSTEN</text:p>
          </table:table-cell>
          <table:table-cell office:value-type="string" calcext:value-type="string">
            <text:p>DEZUITE CAVALCANTE DE ALMEIDA</text:p>
          </table:table-cell>
          <table:table-cell office:value-type="float" office:value="911118005" calcext:value-type="float">
            <text:p>911118005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MARCELLO SANTOS</text:p>
          </table:table-cell>
          <table:table-cell office:value-type="float" office:value="911118007" calcext:value-type="float">
            <text:p>911118007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VERA LUCIA CORREIA GUIMARAES</text:p>
          </table:table-cell>
          <table:table-cell office:value-type="float" office:value="911118008" calcext:value-type="float">
            <text:p>911118008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MARIA LUIZA GOMES DOS SANTOS</text:p>
          </table:table-cell>
          <table:table-cell office:value-type="float" office:value="911118009" calcext:value-type="float">
            <text:p>911118009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JADIR LIMA DOS SANTOS</text:p>
          </table:table-cell>
          <table:table-cell office:value-type="float" office:value="911118010" calcext:value-type="float">
            <text:p>911118010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DOMINGOS M DE ALMEIDA</text:p>
          </table:table-cell>
          <table:table-cell office:value-type="float" office:value="911118011" calcext:value-type="float">
            <text:p>911118011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FERNANDA MACEDO MOREIRA DE PAIVA</text:p>
          </table:table-cell>
          <table:table-cell office:value-type="float" office:value="911118012" calcext:value-type="float">
            <text:p>911118012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MARCUS VINICIUS QUEIROZ DE PAULA</text:p>
          </table:table-cell>
          <table:table-cell office:value-type="float" office:value="911118013" calcext:value-type="float">
            <text:p>911118013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GUILHERME OLIVEIRA DA SILVA</text:p>
          </table:table-cell>
          <table:table-cell office:value-type="float" office:value="911118006" calcext:value-type="float">
            <text:p>911118006</text:p>
          </table:table-cell>
          <table:table-cell/>
          <table:table-cell table:number-columns-repeated="2" office:value-type="string" calcext:value-type="string">
            <text:p>1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PEDRO HONORATO DA SILVA</text:p>
          </table:table-cell>
          <table:table-cell office:value-type="float" office:value="911121001" calcext:value-type="float">
            <text:p>911121001</text:p>
          </table:table-cell>
          <table:table-cell/>
          <table:table-cell table:number-columns-repeated="2" office:value-type="string" calcext:value-type="string">
            <text:p>2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DANIEL SANTANNA</text:p>
          </table:table-cell>
          <table:table-cell office:value-type="float" office:value="911121002" calcext:value-type="float">
            <text:p>911121002</text:p>
          </table:table-cell>
          <table:table-cell/>
          <table:table-cell table:number-columns-repeated="2" office:value-type="string" calcext:value-type="string">
            <text:p>2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LAUDIA ADELINO ESPANHA</text:p>
          </table:table-cell>
          <table:table-cell office:value-type="string" calcext:value-type="string">
            <text:p>DENISE INACIO DA SILVA</text:p>
          </table:table-cell>
          <table:table-cell office:value-type="float" office:value="911121003" calcext:value-type="float">
            <text:p>911121003</text:p>
          </table:table-cell>
          <table:table-cell/>
          <table:table-cell table:number-columns-repeated="2" office:value-type="string" calcext:value-type="string">
            <text:p>2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AO FELIPE RIBEIRO P. DE ALMEIDA</text:p>
          </table:table-cell>
          <table:table-cell office:value-type="float" office:value="911121006" calcext:value-type="float">
            <text:p>911121006</text:p>
          </table:table-cell>
          <table:table-cell/>
          <table:table-cell table:number-columns-repeated="2" office:value-type="string" calcext:value-type="string">
            <text:p>2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LAUDIA ADELINO ESPANHA</text:p>
          </table:table-cell>
          <table:table-cell office:value-type="string" calcext:value-type="string">
            <text:p>PAULO HENRIQUE SIMAO EQUI</text:p>
          </table:table-cell>
          <table:table-cell office:value-type="float" office:value="911121004" calcext:value-type="float">
            <text:p>911121004</text:p>
          </table:table-cell>
          <table:table-cell/>
          <table:table-cell table:number-columns-repeated="2" office:value-type="string" calcext:value-type="string">
            <text:p>2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CLARA HELENA ELIAS DE BARROS</text:p>
          </table:table-cell>
          <table:table-cell office:value-type="float" office:value="911121007" calcext:value-type="float">
            <text:p>911121007</text:p>
          </table:table-cell>
          <table:table-cell/>
          <table:table-cell table:number-columns-repeated="2" office:value-type="string" calcext:value-type="string">
            <text:p>21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PRISCILA JESUS B. SILVA</text:p>
          </table:table-cell>
          <table:table-cell office:value-type="float" office:value="911121005" calcext:value-type="float">
            <text:p>911121005</text:p>
          </table:table-cell>
          <table:table-cell/>
          <table:table-cell table:number-columns-repeated="2" office:value-type="string" calcext:value-type="string">
            <text:p>21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CLENIO JOSE ESMAEL</text:p>
          </table:table-cell>
          <table:table-cell office:value-type="float" office:value="911125001" calcext:value-type="float">
            <text:p>911125001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SEVERINO CORREIA DIAS</text:p>
          </table:table-cell>
          <table:table-cell office:value-type="float" office:value="911125002" calcext:value-type="float">
            <text:p>911125002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ANTONIO CONCEICAO</text:p>
          </table:table-cell>
          <table:table-cell office:value-type="float" office:value="911125003" calcext:value-type="float">
            <text:p>911125003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RICARDO AMICUCCI</text:p>
          </table:table-cell>
          <table:table-cell office:value-type="float" office:value="911125004" calcext:value-type="float">
            <text:p>911125004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JOSE HIRAN ALVES ALMEIDA</text:p>
          </table:table-cell>
          <table:table-cell office:value-type="float" office:value="911125006" calcext:value-type="float">
            <text:p>911125006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 CARLOS DA C. MELLO</text:p>
          </table:table-cell>
          <table:table-cell office:value-type="float" office:value="911125007" calcext:value-type="float">
            <text:p>911125007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SEVERINO PEDRO DE SILVA</text:p>
          </table:table-cell>
          <table:table-cell office:value-type="float" office:value="911125008" calcext:value-type="float">
            <text:p>911125008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HERMANO DUTRA E MELLO NETO</text:p>
          </table:table-cell>
          <table:table-cell office:value-type="float" office:value="911125009" calcext:value-type="float">
            <text:p>911125009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THIAGO MOURA DE SOUZA</text:p>
          </table:table-cell>
          <table:table-cell office:value-type="float" office:value="911125010" calcext:value-type="float">
            <text:p>911125010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CIANA RUBINSTEN</text:p>
          </table:table-cell>
          <table:table-cell office:value-type="string" calcext:value-type="string">
            <text:p>IVONE ACACIO ALONSO</text:p>
          </table:table-cell>
          <table:table-cell office:value-type="float" office:value="911125005" calcext:value-type="float">
            <text:p>911125005</text:p>
          </table:table-cell>
          <table:table-cell/>
          <table:table-cell table:number-columns-repeated="2" office:value-type="string" calcext:value-type="string">
            <text:p>25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AO LUIZ SILVA MARTINS</text:p>
          </table:table-cell>
          <table:table-cell office:value-type="float" office:value="911128001" calcext:value-type="float">
            <text:p>911128001</text:p>
          </table:table-cell>
          <table:table-cell/>
          <table:table-cell table:number-columns-repeated="2" office:value-type="string" calcext:value-type="string">
            <text:p>2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CIDEIA MARIA AMADO DE MACEDO</text:p>
          </table:table-cell>
          <table:table-cell office:value-type="float" office:value="911128002" calcext:value-type="float">
            <text:p>911128002</text:p>
          </table:table-cell>
          <table:table-cell/>
          <table:table-cell table:number-columns-repeated="2" office:value-type="string" calcext:value-type="string">
            <text:p>28/11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MONIQUE VIANNA DE SOUZA</text:p>
          </table:table-cell>
          <table:table-cell office:value-type="float" office:value="911128003" calcext:value-type="float">
            <text:p>911128003</text:p>
          </table:table-cell>
          <table:table-cell/>
          <table:table-cell table:number-columns-repeated="2" office:value-type="string" calcext:value-type="string">
            <text:p>28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BRUNA DA SILVA</text:p>
          </table:table-cell>
          <table:table-cell office:value-type="float" office:value="911128004" calcext:value-type="float">
            <text:p>911128004</text:p>
          </table:table-cell>
          <table:table-cell/>
          <table:table-cell table:number-columns-repeated="2" office:value-type="string" calcext:value-type="string">
            <text:p>28/11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MANOEL FRANCISCO SARAIVA VERAS</text:p>
          </table:table-cell>
          <table:table-cell office:value-type="float" office:value="911202001" calcext:value-type="float">
            <text:p>911202001</text:p>
          </table:table-cell>
          <table:table-cell/>
          <table:table-cell table:number-columns-repeated="2" office:value-type="string" calcext:value-type="string">
            <text:p>0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HELOISO DA SILVA MIATO</text:p>
          </table:table-cell>
          <table:table-cell office:value-type="float" office:value="911202003" calcext:value-type="float">
            <text:p>911202003</text:p>
          </table:table-cell>
          <table:table-cell/>
          <table:table-cell table:number-columns-repeated="2" office:value-type="string" calcext:value-type="string">
            <text:p>0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ADILIA CARDOSO OLIVEIRA</text:p>
          </table:table-cell>
          <table:table-cell office:value-type="float" office:value="911202004" calcext:value-type="float">
            <text:p>911202004</text:p>
          </table:table-cell>
          <table:table-cell/>
          <table:table-cell table:number-columns-repeated="2" office:value-type="string" calcext:value-type="string">
            <text:p>0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ODETE LOUZADA</text:p>
          </table:table-cell>
          <table:table-cell office:value-type="float" office:value="911202005" calcext:value-type="float">
            <text:p>911202005</text:p>
          </table:table-cell>
          <table:table-cell/>
          <table:table-cell table:number-columns-repeated="2" office:value-type="string" calcext:value-type="string">
            <text:p>0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EDUARDO REIS</text:p>
          </table:table-cell>
          <table:table-cell office:value-type="float" office:value="911202006" calcext:value-type="float">
            <text:p>911202006</text:p>
          </table:table-cell>
          <table:table-cell/>
          <table:table-cell table:number-columns-repeated="2" office:value-type="string" calcext:value-type="string">
            <text:p>0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SILVIO DA SILVA BARRETO</text:p>
          </table:table-cell>
          <table:table-cell office:value-type="float" office:value="911202002" calcext:value-type="float">
            <text:p>911202002</text:p>
          </table:table-cell>
          <table:table-cell/>
          <table:table-cell table:number-columns-repeated="2" office:value-type="string" calcext:value-type="string">
            <text:p>0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HERBER T CARVALHO</text:p>
          </table:table-cell>
          <table:table-cell office:value-type="float" office:value="911205002" calcext:value-type="float">
            <text:p>911205002</text:p>
          </table:table-cell>
          <table:table-cell/>
          <table:table-cell table:number-columns-repeated="2" office:value-type="string" calcext:value-type="string">
            <text:p>05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LAUDIA ADELINO ESPANHA</text:p>
          </table:table-cell>
          <table:table-cell office:value-type="string" calcext:value-type="string">
            <text:p>MONICA SILVA FELICIANO</text:p>
          </table:table-cell>
          <table:table-cell office:value-type="float" office:value="911205003" calcext:value-type="float">
            <text:p>911205003</text:p>
          </table:table-cell>
          <table:table-cell/>
          <table:table-cell table:number-columns-repeated="2" office:value-type="string" calcext:value-type="string">
            <text:p>05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ELSON FENIRA ARIOSA FILHO</text:p>
          </table:table-cell>
          <table:table-cell office:value-type="float" office:value="911205004" calcext:value-type="float">
            <text:p>911205004</text:p>
          </table:table-cell>
          <table:table-cell/>
          <table:table-cell table:number-columns-repeated="2" office:value-type="string" calcext:value-type="string">
            <text:p>05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CIA HALPERN</text:p>
          </table:table-cell>
          <table:table-cell office:value-type="string" calcext:value-type="string">
            <text:p>REYNALDO GOMES DA SILVA NETO</text:p>
          </table:table-cell>
          <table:table-cell office:value-type="float" office:value="911205005" calcext:value-type="float">
            <text:p>911205005</text:p>
          </table:table-cell>
          <table:table-cell/>
          <table:table-cell table:number-columns-repeated="2" office:value-type="string" calcext:value-type="string">
            <text:p>05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VALDINEIA SOARES GOMES</text:p>
          </table:table-cell>
          <table:table-cell office:value-type="float" office:value="911205006" calcext:value-type="float">
            <text:p>911205006</text:p>
          </table:table-cell>
          <table:table-cell/>
          <table:table-cell table:number-columns-repeated="2" office:value-type="string" calcext:value-type="string">
            <text:p>05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JOAO ARLINDO TOMASZEWSKI</text:p>
          </table:table-cell>
          <table:table-cell office:value-type="float" office:value="911205007" calcext:value-type="float">
            <text:p>911205007</text:p>
          </table:table-cell>
          <table:table-cell/>
          <table:table-cell table:number-columns-repeated="2" office:value-type="string" calcext:value-type="string">
            <text:p>05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ICARDO HUGO S. OLIVEIRA</text:p>
          </table:table-cell>
          <table:table-cell office:value-type="string" calcext:value-type="string">
            <text:p>ALAN BARBOSA CELE</text:p>
          </table:table-cell>
          <table:table-cell office:value-type="float" office:value="911205001" calcext:value-type="float">
            <text:p>911205001</text:p>
          </table:table-cell>
          <table:table-cell/>
          <table:table-cell table:number-columns-repeated="2" office:value-type="string" calcext:value-type="string">
            <text:p>05/12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SERGIO CARDOSO</text:p>
          </table:table-cell>
          <table:table-cell office:value-type="float" office:value="911212002" calcext:value-type="float">
            <text:p>911212002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LAUDIA ADELINO ESPANHA</text:p>
          </table:table-cell>
          <table:table-cell office:value-type="string" calcext:value-type="string">
            <text:p>GILDASIO MELO DO NASCIMENTO</text:p>
          </table:table-cell>
          <table:table-cell office:value-type="float" office:value="911212003" calcext:value-type="float">
            <text:p>911212003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CRISTINA MARIA OLIVEIRA BAGNO</text:p>
          </table:table-cell>
          <table:table-cell office:value-type="float" office:value="911212004" calcext:value-type="float">
            <text:p>911212004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VILMAR HOLLANDA ROCHA</text:p>
          </table:table-cell>
          <table:table-cell office:value-type="float" office:value="911212005" calcext:value-type="float">
            <text:p>911212005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IZAIAS OLIVEIRA DE ALMEIDA</text:p>
          </table:table-cell>
          <table:table-cell office:value-type="float" office:value="911212006" calcext:value-type="float">
            <text:p>911212006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ANTONIO LUCIO DA SILVA</text:p>
          </table:table-cell>
          <table:table-cell office:value-type="float" office:value="911212007" calcext:value-type="float">
            <text:p>911212007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ELIANA FRANCISCA VIEIRA DA SILVA</text:p>
          </table:table-cell>
          <table:table-cell office:value-type="float" office:value="911212008" calcext:value-type="float">
            <text:p>911212008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LUIZ CARLOS DA SILVA</text:p>
          </table:table-cell>
          <table:table-cell office:value-type="float" office:value="911212009" calcext:value-type="float">
            <text:p>911212009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PAULO CESAR B PEREIRA</text:p>
          </table:table-cell>
          <table:table-cell office:value-type="float" office:value="911212010" calcext:value-type="float">
            <text:p>911212010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LUCAS F OLIVEIRA</text:p>
          </table:table-cell>
          <table:table-cell office:value-type="float" office:value="911212011" calcext:value-type="float">
            <text:p>911212011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HILDEBRANDO SOARES DA COSTA FILHO</text:p>
          </table:table-cell>
          <table:table-cell office:value-type="float" office:value="911212012" calcext:value-type="float">
            <text:p>911212012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LEONOR DE OLIVEIRA FONTES</text:p>
          </table:table-cell>
          <table:table-cell office:value-type="float" office:value="911212014" calcext:value-type="float">
            <text:p>911212014</text:p>
          </table:table-cell>
          <table:table-cell/>
          <table:table-cell table:number-columns-repeated="2" office:value-type="string" calcext:value-type="string">
            <text:p>12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SERGIO RENATO T . ARAUJO</text:p>
          </table:table-cell>
          <table:table-cell office:value-type="float" office:value="911216001" calcext:value-type="float">
            <text:p>911216001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LIANE RIBEIRO DUARTE</text:p>
          </table:table-cell>
          <table:table-cell office:value-type="float" office:value="911216003" calcext:value-type="float">
            <text:p>911216003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CIANA RUBINSTEN</text:p>
          </table:table-cell>
          <table:table-cell office:value-type="string" calcext:value-type="string">
            <text:p>COSME CARVALHO DA SILVA</text:p>
          </table:table-cell>
          <table:table-cell office:value-type="float" office:value="911216004" calcext:value-type="float">
            <text:p>911216004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RONALDO MUSSADER DE LIMA</text:p>
          </table:table-cell>
          <table:table-cell office:value-type="float" office:value="911216005" calcext:value-type="float">
            <text:p>911216005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MARIA LUCIA SANTOS</text:p>
          </table:table-cell>
          <table:table-cell office:value-type="float" office:value="911216006" calcext:value-type="float">
            <text:p>911216006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JOSEL FRANCISCO DA SILVA</text:p>
          </table:table-cell>
          <table:table-cell office:value-type="float" office:value="911216007" calcext:value-type="float">
            <text:p>911216007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DJAIR A. LIMA JR</text:p>
          </table:table-cell>
          <table:table-cell office:value-type="float" office:value="911216008" calcext:value-type="float">
            <text:p>911216008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BRANCA ASSIS FONSECA</text:p>
          </table:table-cell>
          <table:table-cell office:value-type="string" calcext:value-type="string">
            <text:p>NANCI BALBINA DOS SANTOS</text:p>
          </table:table-cell>
          <table:table-cell office:value-type="float" office:value="911216009" calcext:value-type="float">
            <text:p>911216009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SEBASTIAO AVILA DE OLIVEIRA</text:p>
          </table:table-cell>
          <table:table-cell office:value-type="float" office:value="911216010" calcext:value-type="float">
            <text:p>911216010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RAIMUNDO MOREIRA DA PAIXAO FILHO</text:p>
          </table:table-cell>
          <table:table-cell office:value-type="float" office:value="911216011" calcext:value-type="float">
            <text:p>911216011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VAGNER MELO SILVA</text:p>
          </table:table-cell>
          <table:table-cell office:value-type="float" office:value="911216012" calcext:value-type="float">
            <text:p>911216012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LUIZ ANTONIO ALVES DE LIMA</text:p>
          </table:table-cell>
          <table:table-cell office:value-type="string" calcext:value-type="string">
            <text:p>PAULO ROBERTO DOS SANTOS</text:p>
          </table:table-cell>
          <table:table-cell office:value-type="float" office:value="911216013" calcext:value-type="float">
            <text:p>911216013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ARIS MARIA P. RODRIGUES</text:p>
          </table:table-cell>
          <table:table-cell office:value-type="string" calcext:value-type="string">
            <text:p>ESTELINA MOURA DE OLIVEIRA</text:p>
          </table:table-cell>
          <table:table-cell office:value-type="float" office:value="911216014" calcext:value-type="float">
            <text:p>911216014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MARTA G AVALCANTE</text:p>
          </table:table-cell>
          <table:table-cell office:value-type="string" calcext:value-type="string">
            <text:p>ALVACIR CAVALCANTE</text:p>
          </table:table-cell>
          <table:table-cell office:value-type="float" office:value="911216015" calcext:value-type="float">
            <text:p>911216015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FLAVIA JULIANA FERREIRA</text:p>
          </table:table-cell>
          <table:table-cell office:value-type="float" office:value="911216002" calcext:value-type="float">
            <text:p>911216002</text:p>
          </table:table-cell>
          <table:table-cell/>
          <table:table-cell table:number-columns-repeated="2" office:value-type="string" calcext:value-type="string">
            <text:p>16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ANIA RODRIGUES LESZCYNSKI</text:p>
          </table:table-cell>
          <table:table-cell office:value-type="string" calcext:value-type="string">
            <text:p>ACACIO PROENCA FORMOSO</text:p>
          </table:table-cell>
          <table:table-cell office:value-type="float" office:value="911219001" calcext:value-type="float">
            <text:p>911219001</text:p>
          </table:table-cell>
          <table:table-cell/>
          <table:table-cell table:number-columns-repeated="2" office:value-type="string" calcext:value-type="string">
            <text:p>19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ANIA RODRIGUES LESZCYNSKI</text:p>
          </table:table-cell>
          <table:table-cell office:value-type="string" calcext:value-type="string">
            <text:p>LIELSON CABRAL PLOUVIER</text:p>
          </table:table-cell>
          <table:table-cell office:value-type="float" office:value="911219002" calcext:value-type="float">
            <text:p>911219002</text:p>
          </table:table-cell>
          <table:table-cell/>
          <table:table-cell table:number-columns-repeated="2" office:value-type="string" calcext:value-type="string">
            <text:p>19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ROSILDA BATISTA PINHEIRO</text:p>
          </table:table-cell>
          <table:table-cell office:value-type="float" office:value="911219003" calcext:value-type="float">
            <text:p>911219003</text:p>
          </table:table-cell>
          <table:table-cell/>
          <table:table-cell table:number-columns-repeated="2" office:value-type="string" calcext:value-type="string">
            <text:p>19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SILVIA BEATRIZ MAY</text:p>
          </table:table-cell>
          <table:table-cell office:value-type="string" calcext:value-type="string">
            <text:p>ELDETO SARNENTO CEZAR</text:p>
          </table:table-cell>
          <table:table-cell office:value-type="float" office:value="911219004" calcext:value-type="float">
            <text:p>911219004</text:p>
          </table:table-cell>
          <table:table-cell/>
          <table:table-cell table:number-columns-repeated="2" office:value-type="string" calcext:value-type="string">
            <text:p>19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CLAUDIA ADELINO ESPANHA</text:p>
          </table:table-cell>
          <table:table-cell office:value-type="string" calcext:value-type="string">
            <text:p>CREUSA COSTA DA SILVA</text:p>
          </table:table-cell>
          <table:table-cell office:value-type="float" office:value="911219005" calcext:value-type="float">
            <text:p>911219005</text:p>
          </table:table-cell>
          <table:table-cell/>
          <table:table-cell table:number-columns-repeated="2" office:value-type="string" calcext:value-type="string">
            <text:p>19/12/1991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TANIA RODRIGUES LESZCYNSKI</text:p>
          </table:table-cell>
          <table:table-cell office:value-type="string" calcext:value-type="string">
            <text:p>ANGELA CATARINA DOS SANTOS</text:p>
          </table:table-cell>
          <table:table-cell office:value-type="float" office:value="911219006" calcext:value-type="float">
            <text:p>911219006</text:p>
          </table:table-cell>
          <table:table-cell/>
          <table:table-cell table:number-columns-repeated="2" office:value-type="string" calcext:value-type="string">
            <text:p>19/12/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PAULO TIAGO DOS SANTOS</text:p>
          </table:table-cell>
          <table:table-cell office:value-type="float" office:value="911219007" calcext:value-type="float">
            <text:p>911219007</text:p>
          </table:table-cell>
          <table:table-cell/>
          <table:table-cell table:number-columns-repeated="2" office:value-type="string" calcext:value-type="string">
            <text:p>19/12/1991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table:style-name="ce4" office:value-type="string" calcext:value-type="string">
            <text:p>RICARDO HUGO S. OLIVEIRA</text:p>
          </table:table-cell>
          <table:table-cell table:style-name="ce8" office:value-type="string" calcext:value-type="string">
            <text:p>CLAUDIO ALMEIDA PEREIRA</text:p>
          </table:table-cell>
          <table:table-cell table:style-name="ce8" office:value-type="float" office:value="911219008" calcext:value-type="float">
            <text:p>911219008</text:p>
          </table:table-cell>
          <table:table-cell table:style-name="ce8"/>
          <table:table-cell table:number-columns-repeated="2" table:style-name="ce10" office:value-type="string" calcext:value-type="string">
            <text:p>19/12/1991</text:p>
          </table:table-cell>
          <table:table-cell table:style-name="ce8" office:value-type="float" office:value="627" calcext:value-type="float">
            <text:p>627</text:p>
          </table:table-cell>
          <table:table-cell table:style-name="ce15"/>
        </table:table-row>
      </table:table>
      <table:named-expressions>
        <table:named-range table:name="HTML_1" table:base-cell-address="$Planilha1.$A$1" table:cell-range-address="$Planilha1.$A$1:.$H$214"/>
        <table:named-range table:name="HTML_all" table:base-cell-address="$Planilha1.$A$1" table:cell-range-address="$Planilha1.$A$1:.$H$214"/>
        <table:named-range table:name="HTML_tables" table:base-cell-address="$Planilha1.$A$1" table:cell-range-address="$Planilha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12:02:00.973143119</dc:date>
    <meta:editing-duration>PT1M10S</meta:editing-duration>
    <meta:editing-cycles>1</meta:editing-cycles>
    <meta:generator>LibreOffice/7.4.3.2$Linux_X86_64 LibreOffice_project/1048a8393ae2eeec98dff31b5c133c5f1d08b890</meta:generator>
    <meta:document-statistic meta:table-count="1" meta:cell-count="1281" meta:object-count="0"/>
  </office:meta>
</office:document-meta>
</file>